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color="#008000" draw:marker-start="Arrow_20_concave" draw:marker-start-width="0.178cm" draw:marker-end="Arrow_20_concave" draw:marker-end-width="0.178cm" draw:fill="none" draw:textarea-vertical-align="middle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2.054cm" svg:y1="0.326cm" svg:x2="2.054cm" svg:y2="3.755cm">
            <text:p/>
          </draw:line>
          <draw:line draw:style-name="gr1" draw:text-style-name="P1" draw:layer="layout" svg:x1="3.194cm" svg:y1="0.327cm" svg:x2="3.194cm" svg:y2="3.756cm">
            <text:p/>
          </draw:line>
          <draw:line draw:style-name="gr1" draw:text-style-name="P1" draw:layer="layout" svg:x1="0.899cm" svg:y1="0.328cm" svg:x2="0.899cm" svg:y2="3.757cm">
            <text:p/>
          </draw:line>
          <draw:line draw:style-name="gr1" draw:text-style-name="P1" draw:layer="layout" svg:x1="0.271cm" svg:y1="3.155cm" svg:x2="3.827cm" svg:y2="3.155cm">
            <text:p/>
          </draw:line>
          <draw:line draw:style-name="gr1" draw:text-style-name="P1" draw:layer="layout" svg:x1="0.271cm" svg:y1="2.015cm" svg:x2="3.827cm" svg:y2="2.015cm">
            <text:p/>
          </draw:line>
          <draw:line draw:style-name="gr1" draw:text-style-name="P1" draw:layer="layout" svg:x1="0.271cm" svg:y1="0.87cm" svg:x2="3.827cm" svg:y2="0.87cm">
            <text:p/>
          </draw:line>
          <draw:custom-shape draw:style-name="gr2" draw:text-style-name="P2" draw:layer="layout" svg:width="0.254cm" svg:height="0.254cm" svg:x="3.065cm" svg:y="3.0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54cm" svg:height="0.254cm" svg:x="1.926cm" svg:y="3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54cm" svg:height="0.254cm" svg:x="0.775cm" svg:y="3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54cm" svg:height="0.254cm" svg:x="0.776cm" svg:y="1.8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54cm" svg:height="0.254cm" svg:x="3.069cm" svg:y="1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54cm" svg:height="0.254cm" svg:x="3.066cm" svg:y="0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54cm" svg:height="0.254cm" svg:x="1.927cm" svg:y="0.7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54cm" svg:height="0.254cm" svg:x="0.776cm" svg:y="0.7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.168cm" svg:y1="2.906cm" svg:x2="2.946cm" svg:y2="1.128cm">
            <text:p/>
          </draw:line>
          <draw:line draw:style-name="gr3" draw:text-style-name="P1" draw:layer="layout" svg:x1="1.168cm" svg:y1="1.128cm" svg:x2="2.946cm" svg:y2="2.906cm">
            <text:p/>
          </draw:line>
          <draw:line draw:style-name="gr3" draw:text-style-name="P1" draw:layer="layout" svg:x1="1.168cm" svg:y1="2.019cm" svg:x2="2.946cm" svg:y2="2.019cm">
            <text:p/>
          </draw:line>
          <draw:line draw:style-name="gr3" draw:text-style-name="P1" draw:layer="layout" svg:x1="2.058cm" svg:y1="2.908cm" svg:x2="2.055cm" svg:y2="1.13cm">
            <text:p/>
          </draw:line>
          <draw:custom-shape draw:style-name="gr4" draw:text-style-name="P3" draw:layer="layout" svg:width="0.254cm" svg:height="0.254cm" svg:x="1.926cm" svg:y="1.8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Hatching_20_2" draw:display-name="Hatching 2" draw:style="double" draw:color="#000000" draw:distance="0.762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5cm" fo:margin-bottom="0.5cm" fo:margin-left="0.5cm" fo:margin-right="0.5cm" fo:page-width="4.115cm" fo:page-height="4.1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zequiel Fogliatto</meta:initial-creator>
    <meta:creation-date>2019-10-18T11:27:17.778640958</meta:creation-date>
    <dc:date>2020-12-03T09:14:01.633649228</dc:date>
    <meta:editing-duration>PT58M11S</meta:editing-duration>
    <meta:editing-cycles>9</meta:editing-cycles>
    <meta:generator>LibreOffice/6.1.5.2$Linux_X86_64 LibreOffice_project/10$Build-2</meta:generator>
    <dc:creator>Ezequiel Fogliatto</dc:creator>
    <meta:document-statistic meta:object-count="20"/>
  </office:meta>
</office:document-meta>
</file>